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color="red">
        <mi mathvariant="normal">δ</mi>
      </mstyle>
      <mrow>
        <mspace width="2em"/>
        <mo stretchy="false">=</mo>
        <mspace width="2em"/>
      </mrow>
      <mstyle color="blue">
        <mfrac>
          <mi>T</mi>
          <mn>4</mn>
        </mfrac>
      </mstyle>
      <mrow>
        <mspace width="2em"/>
        <mo stretchy="false">=</mo>
        <mspace width="2em"/>
      </mrow>
      <mfrac>
        <mrow>
          <mn>2</mn>
          <mspace width="0.5em"/>
          <mi mathvariant="normal">π</mi>
        </mrow>
        <mn>4</mn>
      </mfrac>
      <mrow>
        <mspace width="2em"/>
        <mo stretchy="false">=</mo>
        <mspace width="2em"/>
      </mrow>
      <mstyle color="red">
        <mfrac>
          <mi mathvariant="normal">π</mi>
          <mn>2</mn>
        </mfrac>
      </mstyle>
    </mrow>
    <annotation encoding="StarMath 5.0">color red %idelta ~=~ color blue {T over 4} ~=~ {2 ` %pi} over 4 ~=~ color red {%pi over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7:01:29.699000000</meta:creation-date>
    <dc:date>2015-04-10T17:15:50.248000000</dc:date>
    <meta:editing-duration>PT4M57S</meta:editing-duration>
    <meta:editing-cycles>3</meta:editing-cycles>
    <meta:generator>LibreOffice/4.3.4.1$Windows_x86 LibreOffice_project/bc356b2f991740509f321d70e4512a6a54c5f243</meta:generator>
  </office:meta>
</office:document-meta>
</file>